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1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calcext:value-type="string">
            <text:p>Jo-Yu</text:p>
          </table:table-cell>
          <table:table-cell table:style-name="ce1" office:value-type="string" calcext:value-type="string">
            <text:p>Eloy</text:p>
          </table:table-cell>
          <table:table-cell table:style-name="ce1" office:value-type="string" calcext:value-type="string">
            <text:p>Miguel</text:p>
          </table:table-cell>
          <table:table-cell table:style-name="ce1" office:value-type="string" calcext:value-type="string">
            <text:p>Guillermo</text:p>
          </table:table-cell>
          <table:table-cell table:style-name="ce1" office:value-type="string" calcext:value-type="string">
            <text:p>Luis</text:p>
          </table:table-cell>
          <table:table-cell table:style-name="ce1" office:value-type="string" calcext:value-type="string">
            <text:p>Carmen</text:p>
          </table:table-cell>
          <table:table-cell table:style-name="ce1" office:value-type="string" calcext:value-type="string">
            <text:p>Rubén</text:p>
          </table:table-cell>
          <table:table-cell table:style-name="ce1" office:value-type="string" calcext:value-type="string">
            <text:p>Bea</text:p>
          </table:table-cell>
          <table:table-cell table:style-name="ce1" office:value-type="string" calcext:value-type="string">
            <text:p>Carolina</text:p>
          </table:table-cell>
          <table:table-cell table:style-name="ce1" office:value-type="string" calcext:value-type="string">
            <text:p>Nim</text:p>
          </table:table-cell>
          <table:table-cell table:style-name="ce1" office:value-type="string" calcext:value-type="string">
            <text:p>Carolina Madre</text:p>
          </table:table-cell>
          <table:table-cell table:style-name="ce1" office:value-type="string" calcext:value-type="string">
            <text:p>Nieves</text:p>
          </table:table-cell>
          <table:table-cell table:style-name="ce1" office:value-type="string" calcext:value-type="string">
            <text:p>Manuel</text:p>
          </table:table-cell>
          <table:table-cell table:style-name="ce3" office:value-type="string" calcext:value-type="string">
            <text:p>Europa</text:p>
          </table:table-cell>
          <table:table-cell table:style-name="Default"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20.5831903945111" calcext:value-type="float">
            <text:p>20.583190394511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0.1200686106347" calcext:value-type="float">
            <text:p>10.120068610634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5.7804459691252" calcext:value-type="float">
            <text:p>15.780445969125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5.9519725557461" calcext:value-type="float">
            <text:p>15.951972555746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.14579759862779" calcext:value-type="float">
            <text:p>5.14579759862779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7.8387650085763" calcext:value-type="float">
            <text:p>17.8387650085763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1.6123499142367" calcext:value-type="float">
            <text:p>21.6123499142367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17.1526586620926" calcext:value-type="float">
            <text:p>17.1526586620926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3.0360205831904" calcext:value-type="float">
            <text:p>13.036020583190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.0343053173242" calcext:value-type="float">
            <text:p>60.0343053173242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8.8164665523156" calcext:value-type="float">
            <text:p>28.8164665523156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90.2229845626072" calcext:value-type="float">
            <text:p>90.222984562607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2.1269296740995" calcext:value-type="float">
            <text:p>22.126929674099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25.9005145797599" calcext:value-type="float">
            <text:p>25.900514579759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31.2178387650086" calcext:value-type="float">
            <text:p>31.217838765008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.926243567753" calcext:value-type="float">
            <text:p>20.926243567753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6.4665523156089" calcext:value-type="float">
            <text:p>16.4665523156089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1.6809605488851" calcext:value-type="float">
            <text:p>41.680960548885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45.9691252144082" calcext:value-type="float">
            <text:p>45.969125214408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3.08747855917667" calcext:value-type="float">
            <text:p>3.0874785591766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21.7838765008576" calcext:value-type="float">
            <text:p>21.783876500857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2.0926243567753" calcext:value-type="float">
            <text:p>62.092624356775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3.3790737564322" calcext:value-type="float">
            <text:p>13.379073756432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1.0977701543739" calcext:value-type="float">
            <text:p>21.0977701543739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.11663807890223" calcext:value-type="float">
            <text:p>4.11663807890223</text:p>
          </table:table-cell>
          <table:table-cell table:number-columns-repeated="2"/>
        </table:table-row>
      </table:table>
      <table:named-expressions>
        <table:named-range table:name="europeraw" table:base-cell-address="$Sheet1.$A$1" table:cell-range-address="$Sheet1.$O$2:.$O$27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3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number:currency-style style:name="N1012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4T11:16:03.602508177</meta:creation-date>
    <dc:date>2023-05-14T11:19:03.045061098</dc:date>
    <meta:editing-duration>PT2M59S</meta:editing-duration>
    <meta:editing-cycles>1</meta:editing-cycles>
    <meta:document-statistic meta:table-count="1" meta:cell-count="378" meta:object-count="0"/>
    <meta:generator>LibreOffice/7.3.7.2$Linux_X86_64 LibreOffice_project/30$Build-2</meta:generator>
  </office:meta>
</office:document-meta>
</file>